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661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18cm" svg:stroke-color="#999999" draw:marker-start-width="0.227cm" draw:marker-end-width="0.227cm" svg:stroke-linecap="butt" draw:fill="none" draw:fill-color="#eeeeee" draw:opacity="100%" draw:textarea-horizontal-align="justify" draw:textarea-vertical-align="middle" draw:auto-grow-height="false" fo:min-height="0.593cm" fo:min-width="0.978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eeeeee" draw:opacity="100%" draw:textarea-horizontal-align="justify" draw:textarea-vertical-align="middle" draw:auto-grow-height="false" fo:min-height="0.593cm" fo:min-width="0.97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ccff00" draw:opacity="100%" draw:textarea-horizontal-align="justify" draw:textarea-vertical-align="middle" draw:auto-grow-height="false" fo:min-height="0.593cm" fo:min-width="1.613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ffff99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ff9999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931cm" fo:min-width="0cm" fo:padding-top="0.142cm" fo:padding-bottom="0.142cm" fo:padding-left="0.267cm" fo:padding-right="0.267cm" fo:wrap-option="wrap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55cm" fo:min-width="0cm" fo:padding-top="0.142cm" fo:padding-bottom="0.142cm" fo:padding-left="0.267cm" fo:padding-right="0.267cm" fo:wrap-option="wrap"/>
    </style:style>
    <style:style style:name="P1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2" style:family="paragraph">
      <loext:graphic-properties draw:fill="none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loext:graphic-properties draw:fill="solid" draw:fill-color="#eeeeee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4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5" style:family="paragraph">
      <loext:graphic-properties draw:fill="solid" draw:fill-color="#ccff00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ffff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loext:graphic-properties draw:fill="solid" draw:fill-color="#ff9999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rial" fo:font-size="9pt" fo:font-weight="bold"/>
    </style:style>
    <style:style style:name="P10" style:family="paragraph">
      <loext:graphic-properties draw:fill="none"/>
      <style:paragraph-properties fo:text-align="center"/>
      <style:text-properties style:font-name="Arial" fo:font-weight="bold"/>
    </style:style>
    <style:style style:name="T1" style:family="text">
      <style:text-properties fo:color="#333333" loext:opacity="100%" style:font-name="Arial" fo:font-size="9pt" fo:font-style="normal" fo:font-weight="bold"/>
    </style:style>
    <style:style style:name="T2" style:family="text">
      <style:text-properties style:font-name="Arial" fo:font-size="9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1cm" svg:height="0.953cm" svg:x="0.253cm" svg:y="1.674cm">
          <text:p text:style-name="P1"><text:span text:style-name="T1">‘</text:span><text:span text:style-name="T1">//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88cm" svg:height="0.953cm" svg:x="5.968cm" svg:y="1.674cm">
          <text:p text:style-name="P1"><text:span text:style-name="T1">‘</text:span><text:span text:style-name="T1">@’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87cm" svg:height="0.953cm" svg:x="1.524cm" svg:y="1.674cm">
          <text:p text:style-name="P1"><text:span text:style-name="T1">[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223cm" svg:height="0.953cm" svg:x="10.731cm" svg:y="1.673cm">
          <text:p text:style-name="P4"><text:span text:style-name="T1">[ ‘:’ por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75cm" svg:height="0.953cm" svg:x="7.556cm" svg:y="1.674cm">
          <text:p text:style-name="P4"><text:span text:style-name="T1">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858cm" svg:height="0.953cm" svg:x="3.111cm" svg:y="1.673cm">
          <text:p text:style-name="P4"><text:span text:style-name="T1">[ ‘:’ password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4.445cm" svg:height="0.607cm" svg:x="1.524cm" svg:y="3.391cm">
          <draw:text-box>
            <text:p text:style-name="P8"><text:span text:style-name="T2">userinfo</text:span></text:p>
          </draw:text-box>
        </draw:frame>
        <draw:frame draw:style-name="gr7" draw:text-style-name="P9" draw:layer="layout" svg:width="5.08cm" svg:height="0.607cm" svg:x="4.699cm" svg:y="0cm">
          <draw:text-box>
            <text:p text:style-name="P8"><text:span text:style-name="T2">authority</text:span></text:p>
          </draw:text-box>
        </draw:frame>
        <draw:custom-shape draw:style-name="gr8" draw:text-style-name="P10" draw:layer="layout" svg:width="0.635cm" svg:height="4.445cm" draw:transform="rotate (1.5707963267949) translate (1.524cm 3.3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0" draw:layer="layout" svg:width="0.953cm" svg:height="11.43cm" draw:transform="rotate (1.5707963267949) translate (1.524cm 1.521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3.208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11T15:03:09.641000000</dc:date>
    <meta:editing-duration>PT1H1M21S</meta:editing-duration>
    <meta:editing-cycles>22</meta:editing-cycles>
    <meta:document-statistic meta:object-count="10"/>
  </office:meta>
</office:document-meta>
</file>